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Standard">
      <style:paragraph-properties fo:text-align="start" style:justify-single-word="false"/>
      <style:text-properties style:font-name="FreeSans"/>
    </style:style>
    <style:style style:name="P5" style:family="paragraph" style:parent-style-name="Standard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Free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514 – Sistemas Operacionais</text:p>
      <text:p text:style-name="P2">Lab01 – Jogo da Vida</text:p>
      <text:p text:style-name="P1"/>
      <text:p text:style-name="P1"/>
      <text:p text:style-name="P1"/>
      <text:p text:style-name="P3"><text:tab/>Neste laboratório, planejamos e implementamos um “iterador” do jogo da vida (conforme proposto pelo enunciado).</text:p>
      <text:p text:style-name="P3"/>
      <text:p text:style-name="P3"><text:tab/></text:p>
      <text:list text:style-name="L1">
        <text:list-item>
          <text:p text:style-name="P6">Algoritmo</text:p>
        </text:list-item>
      </text:list>
      <text:p text:style-name="P5"/>
      <text:p text:style-name="P3"><text:tab/>A partir da especificação do jogo, concluímos que o estado final do tabuleiro após uma iteração depende apenas do tabuleiro no estado anterior. Isto é, a condição de cada célula no próximo estado depende da própria célula no estado anterior e das suas células adjacentes neste mesmo estado.</text:p>
      <text:p text:style-name="P3"/>
      <text:p text:style-name="P3"><text:tab/>Dessa maneira, o programa dispara uma thread por linha do tabuleiro, processando as células uma a uma e escrevendo num outro tabuleiro de resposta. </text:p>
      <text:p text:style-name="P3"/>
      <text:p text:style-name="P3"><text:tab/>No entanto, ao invés de processar uma linha por vez, numa execução linear, são disparadas threads que as processam paralelamente. O número máximo de threads a serem criadas é definido no cabeçalho do main.c e, então, são lançados blocos de threads até que todas as linhas tenham sido processadas.</text:p>
      <text:p text:style-name="P3"/>
      <text:p text:style-name="P3"/>
      <text:p text:style-name="P3"/>
      <text:list text:style-name="L1">
        <text:list-item>
          <text:p text:style-name="P6">Especificações da implementação</text:p>
        </text:list-item>
      </text:list>
      <text:p text:style-name="P3"/>
      <text:p text:style-name="P3"><text:tab/>Para representar o tabuleiro, utilizamos uma matriz de elementos do tipo char, sendo: espaço ' ' representando uma célula morta; e cerquilha '#', uma célula viva.</text:p>
      <text:p text:style-name="P3"/>
      <text:p text:style-name="P3"><text:tab/>Alocamos duas matrizes (tab0 e tab1), de modo que o estado inicial é colocado em tab0, e depois da primeira iteração, tab1 contem o tabuleiro resultante. Para a próxima iteração, o valor de tab0 é trocado com o de tab1. Assim, na memória, as matrizes alocadas alternam a cada iteração entre “matriz antiga” e “matriz resultante”.</text:p>
      <text:p text:style-name="P3"/>
      <text:p text:style-name="P3"><text:tab/>Duas funcionalidades não foram implementadas por falta de tempo: leitura de entrada via arquivo e possibilidade de chamadas de threads pelas colun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 Braga</meta:initial-creator>
    <meta:creation-date>2009-03-10T16:04:44</meta:creation-date>
    <dc:creator>Felipe Eltermann</dc:creator>
    <dc:date>2009-03-17T22:21:53</dc:date>
    <meta:editing-cycles>5</meta:editing-cycles>
    <meta:editing-duration>PT1H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48" meta:character-count="1582"/>
  </office:meta>
</office:document-meta>
</file>